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7dfe0" officeooo:paragraph-rsid="0007dfe0"/>
    </style:style>
    <style:style style:name="P2" style:family="paragraph" style:parent-style-name="Text_20_body">
      <style:text-properties officeooo:rsid="0007dfe0" officeooo:paragraph-rsid="0007dfe0"/>
    </style:style>
    <style:style style:name="P3" style:family="paragraph" style:parent-style-name="Text_20_body">
      <style:paragraph-properties fo:text-align="center" style:justify-single-word="false"/>
      <style:text-properties officeooo:rsid="0007dfe0" officeooo:paragraph-rsid="0007dfe0"/>
    </style:style>
    <style:style style:name="P4" style:family="paragraph" style:parent-style-name="Text_20_body">
      <style:text-properties style:font-name="Times New Roman" officeooo:rsid="0007dfe0" officeooo:paragraph-rsid="0007dfe0"/>
    </style:style>
    <style:style style:name="P5" style:family="paragraph" style:parent-style-name="Title">
      <style:text-properties officeooo:rsid="0007dfe0" officeooo:paragraph-rsid="0007df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>Memory Hacking Method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Jarred Glaser</text:p>
      <text:p text:style-name="P3">SDEV-385 – Operating Systems Architecture</text:p>
      <text:p text:style-name="P3">Fall 2020 Semester</text:p>
      <text:p text:style-name="P4"><text:soft-page-break/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5:03:40.222572511</meta:creation-date>
    <dc:date>2020-10-17T15:08:53.284178128</dc:date>
    <meta:editing-duration>PT5M14S</meta:editing-duration>
    <meta:editing-cycles>1</meta:editing-cycles>
    <meta:document-statistic meta:table-count="0" meta:image-count="0" meta:object-count="0" meta:page-count="2" meta:paragraph-count="4" meta:word-count="12" meta:character-count="94" meta:non-whitespace-character-count="85"/>
    <meta:generator>LibreOffice/6.4.6.2$Linux_X86_64 LibreOffice_project/40$Build-2</meta:generator>
  </office:meta>
</office:document-meta>
</file>